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76">
            <text:p>176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0987">
            <text:p>10987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2])" office:value-type="float" office:value="306">
            <text:p>306</text:p>
          </table:table-cell>
          <table:table-cell table:style-name="ce12" table:formula="of:=SUMPRODUCT([.$G6:.$G52];[.H6:.H52])" office:value-type="float" office:value="42.7398">
            <text:p>42.74</text:p>
          </table:table-cell>
          <table:table-cell table:style-name="ce12" table:formula="of:=SUMPRODUCT([.$G6:.$G52];[.I6:.I52])" office:value-type="float" office:value="29.4221333333333">
            <text:p>29.42</text:p>
          </table:table-cell>
          <table:table-cell table:style-name="ce12" table:formula="of:=SUMPRODUCT([.$G6:.$G53];[.J6:.J53])" office:value-type="float" office:value="23.2306333333333">
            <text:p>23.23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5]-SUM([.G59:.G62])" office:value-type="float" office:value="279">
            <text:p>279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6T06:56:11</dc:date>
    <dc:creator>chris </dc:creator>
    <meta:editing-duration>P2DT8H10M44S</meta:editing-duration>
    <meta:editing-cycles>231</meta:editing-cycles>
    <meta:generator>LibreOffice/3.5$Linux_x86 LibreOffice_project/350m1$Build-2</meta:generator>
    <meta:document-statistic meta:table-count="3" meta:cell-count="511" meta:object-count="0"/>
  </office:meta>
</office:document-meta>
</file>